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10.165cm"/>
    </style:style>
    <style:style style:name="co5" style:family="table-column">
      <style:table-column-properties fo:break-before="auto" style:column-width="9.9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08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cccccc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fff200" fo:border="0.06pt solid #000000" style:vertical-align="middle"/>
    </style:style>
    <style:style style:name="ce24" style:family="table-cell" style:parent-style-name="Default">
      <style:table-cell-properties fo:background-color="transparent" fo:wrap-option="wrap" fo:border="0.06pt solid #000000" style:vertical-align="middle"/>
      <style:text-properties fo:color="#00a65d"/>
    </style:style>
    <style:style style:name="ce23" style:family="table-cell" style:parent-style-name="Default">
      <style:table-cell-properties fo:background-color="transparent" fo:border="0.06pt solid #000000" style:vertical-align="middle"/>
    </style:style>
    <style:style style:name="ce20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8000"/>
    </style:style>
    <style:style style:name="T4" style:family="text">
      <style:text-properties fo:color="#00a65d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58" table:default-cell-style-name="ce3"/>
        <table:table-row table:style-name="ro1">
          <table:table-cell table:style-name="ce8" office:value-type="string" calcext:value-type="string">
            <text:p>Status: 2020-12-15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1" office:value-type="string" calcext:value-type="string">
            <text:p>STM Hexfil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M-BL Dump<text:span text:style-name="T1"> (0x6000-0x67FF)</text:span></text:p>
          </table:table-cell>
          <table:table-cell table:style-name="ce1" office:value-type="string" calcext:value-type="string">
            <text:p>Source Dump</text:p>
          </table:table-cell>
          <table:table-cell table:style-name="ce1" office:value-type="string" calcext:value-type="string">
            <text:p>Status OSS Port</text:p>
          </table:table-cell>
          <table:table-cell table:style-name="ce1" office:value-type="string" calcext:value-type="string">
            <text:p>Remarks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_W_ROUTINEs_128K_ver_2.0.s19</text:p>
          </table:table-cell>
          <table:table-cell table:style-name="ce2" office:value-type="string" calcext:value-type="string">
            <text:p>STM8AF/S 64..128kB BL v2.0</text:p>
          </table:table-cell>
          <table:table-cell table:style-name="ce5"/>
          <table:table-cell table:style-name="ce5" office:value-type="string" calcext:value-type="string">
            <text:p><text:span text:style-name="T2">- how to get OLD STM8S 128kB?</text:span></text:p>
            <text:p><text:span text:style-name="T2">- check oldest muBoard</text:span></text:p>
          </table:table-cell>
          <table:table-cell table:style-name="ce17" office:value-type="string" calcext:value-type="string">
            <text:p>codesize exceeds memory</text:p>
          </table:table-cell>
          <table:table-cell table:style-name="ce2"/>
          <table:table-cell table:number-columns-repeated="58"/>
        </table:table-row>
        <table:table-row table:style-name="ro4">
          <table:table-cell table:style-name="ce2" office:value-type="string" calcext:value-type="string">
            <text:p>E_W_ROUTINEs_128K_ver_2.1.s19</text:p>
          </table:table-cell>
          <table:table-cell table:style-name="ce2" office:value-type="string" calcext:value-type="string">
            <text:p>STM8AF/S 64..128kB BL v2.1</text:p>
          </table:table-cell>
          <table:table-cell table:style-name="ce6" office:value-type="string" calcext:value-type="string">
            <text:p>STM8S207MB_bootloader_v2.1.hex</text:p>
          </table:table-cell>
          <table:table-cell table:style-name="ce16" office:value-type="string" calcext:value-type="string">
            <text:p><text:a xlink:href="http://www.cream-tea.de/presentations/160305_PiAndMore.pdf" xlink:type="simple">muBoard</text:a> (proprietary ASIC test board)</text:p>
          </table:table-cell>
          <table:table-cell table:style-name="ce24" office:value-type="string" calcext:value-type="string">
            <text:p>Mass erase: pass</text:p>
            <text:p/>
            <text:p><text:span text:style-name="T2">Sector erase (0x9000 &amp; 0x20000): pass (after bugfix)</text:span></text:p>
            <text:p/>
            <text:p>Write (128kB with 0x55): pass (after bugfix)</text:p>
          </table:table-cell>
          <table:table-cell table:style-name="ce20" office:value-type="string" calcext:value-type="string">
            <text:p>test with E_W_ROUTINEs_128K_ver_2.1.s19 passed (mass erase, sector erase and write) --&gt; stm8gal working properly</text:p>
          </table:table-cell>
          <table:table-cell table:number-columns-repeated="58"/>
        </table:table-row>
        <table:table-row table:style-name="ro5">
          <table:table-cell table:style-name="ce2" office:value-type="string" calcext:value-type="string">
            <text:p>E_W_ROUTINEs_128K_ver_2.2.s19</text:p>
          </table:table-cell>
          <table:table-cell table:style-name="ce2" office:value-type="string" calcext:value-type="string">
            <text:p>STM8AF/S 64..128kB BL v2.2</text:p>
          </table:table-cell>
          <table:table-cell table:style-name="ce6" office:value-type="string" calcext:value-type="string">
            <text:p>STM8S208RBT6_bootloader_v2.2.hex</text:p>
            <text:p><text:span text:style-name="T2">STM8AF5288_bootloader_v2.2.hex</text:span></text:p>
          </table:table-cell>
          <table:table-cell table:style-name="ce16" office:value-type="string" calcext:value-type="string">
            <text:p><text:a xlink:href="https://www.st.com/content/st_com/en/products/evaluation-tools/product-evaluation-tools/mcu-mpu-eval-tools/stm8-mcu-eval-tools/stm8-nucleo-boards/nucleo-8s208rb.html" xlink:type="simple">STM8S Nucleo Board</text:a></text:p>
            <text:p><text:a xlink:href="https://www.st.com/en/evaluation-tools/stm8a-discovery.html" xlink:type="simple">STM8A Discovery Board (1)</text:a></text:p>
          </table:table-cell>
          <table:table-cell table:style-name="ce23" office:value-type="string" calcext:value-type="string">
            <text:p><text:span text:style-name="T3">Mass erase: pass</text:span></text:p>
            <text:p><text:span text:style-name="T3"/></text:p>
            <text:p><text:span text:style-name="T3">Sector erase (0xF000 &amp; 0x27C00): pass</text:span></text:p>
            <text:p><text:span text:style-name="T3"/></text:p>
            <text:p><text:span text:style-name="T3">Write (128kB with 0x9D): pass</text:span></text:p>
            <text:p><text:span text:style-name="T3">Write (6.1kB firmware – non-multiple of 128B block size): pass</text:span></text:p>
            <text:p/>
            <text:p>STM8A requires USB-K-line adapter</text:p>
          </table:table-cell>
          <table:table-cell table:style-name="ce2"/>
          <table:table-cell table:number-columns-repeated="58"/>
        </table:table-row>
        <table:table-row table:style-name="ro3">
          <table:table-cell table:style-name="ce2" office:value-type="string" calcext:value-type="string">
            <text:p>E_W_ROUTINEs_128K_ver_2.4.s19</text:p>
          </table:table-cell>
          <table:table-cell table:style-name="ce2" office:value-type="string" calcext:value-type="string">
            <text:p>STM8AF/S 64..128kB BL v2.3</text:p>
          </table:table-cell>
          <table:table-cell table:style-name="ce15"/>
          <table:table-cell table:style-name="ce15" office:value-type="string" calcext:value-type="string">
            <text:p>ordered new <text:a xlink:href="https://www.st.com/en/evaluation-tools/nucleo-8s207k8.html" xlink:type="simple">NUCLEO-8S207K8</text:a> board</text:p>
          </table:table-cell>
          <table:table-cell table:style-name="ce15" office:value-type="string" calcext:value-type="string">
            <text:p>available, untested</text:p>
            <text:p>Board with (hopefully) BL v2.3 ordered</text:p>
          </table:table-cell>
          <table:table-cell table:style-name="ce2"/>
          <table:table-cell table:number-columns-repeated="58"/>
        </table:table-row>
        <table:table-row table:style-name="ro3">
          <table:table-cell table:style-name="ce2" office:value-type="string" calcext:value-type="string">
            <text:p>E_W_ROUTINEs_256K_ver_1.0.s19</text:p>
          </table:table-cell>
          <table:table-cell table:style-name="ce2" office:value-type="string" calcext:value-type="string">
            <text:p>STM8AF/S 256kB BL v1.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16" office:value-type="string" calcext:value-type="string">
            <text:p>Device not released by STM, likely cancelled</text:p>
          </table:table-cell>
          <table:table-cell table:style-name="ce2"/>
          <table:table-cell table:number-columns-repeated="58"/>
        </table:table-row>
        <table:table-row table:style-name="ro3">
          <table:table-cell table:style-name="ce2" office:value-type="string" calcext:value-type="string">
            <text:p>E_W_ROUTINEs_32K_ver_1.0.s19</text:p>
          </table:table-cell>
          <table:table-cell table:style-name="ce2" office:value-type="string" calcext:value-type="string">
            <text:p>STM8AF/S 16..32kB BL v1.0</text:p>
          </table:table-cell>
          <table:table-cell table:style-name="ce5"/>
          <table:table-cell table:style-name="ce5" office:value-type="string" calcext:value-type="string">
            <text:p>- how to get OLD STM8S 32kB?</text:p>
            <text:p>- check oldest PCE1 / FED1</text:p>
          </table:table-cell>
          <table:table-cell table:style-name="ce17" office:value-type="string" calcext:value-type="string">
            <text:p>codesize exceeds memory</text:p>
          </table:table-cell>
          <table:table-cell table:style-name="ce2"/>
          <table:table-cell table:number-columns-repeated="58"/>
        </table:table-row>
        <table:table-row table:style-name="ro4">
          <table:table-cell table:style-name="ce2" office:value-type="string" calcext:value-type="string">
            <text:p>E_W_ROUTINEs_32K_ver_1.2.s19</text:p>
          </table:table-cell>
          <table:table-cell table:style-name="ce2" office:value-type="string" calcext:value-type="string">
            <text:p>STM8AF/S 16..32kB BL v1.2</text:p>
          </table:table-cell>
          <table:table-cell table:style-name="ce6" office:value-type="string" calcext:value-type="string">
            <text:p>STM8S105C6_bootloader_v1.2.hex</text:p>
          </table:table-cell>
          <table:table-cell table:style-name="ce16" office:value-type="string" calcext:value-type="string">
            <text:p><text:a xlink:href="https://www.st.com/en/evaluation-tools/stm8s-discovery.html" xlink:type="simple">STM8S Discovery Board</text:a></text:p>
          </table:table-cell>
          <table:table-cell table:style-name="ce24" office:value-type="string" calcext:value-type="string">
            <text:p>Mass erase: pass</text:p>
            <text:p/>
            <text:p><text:span text:style-name="T4">Sector erase (0x9000 &amp; 0xE000): pass (after bugfix)</text:span></text:p>
            <text:p/>
            <text:p><text:span text:style-name="T4">Write (32kB with 0x55): pass (after bugfix)</text:span></text:p>
          </table:table-cell>
          <table:table-cell table:style-name="ce20" office:value-type="string" calcext:value-type="string">
            <text:p>test with E_W_ROUTINEs_32K_ver_1.2.s19 passed (mass erase, sector erase and write) --&gt; stm8gal working properly</text:p>
          </table:table-cell>
          <table:table-cell table:number-columns-repeated="58"/>
        </table:table-row>
        <table:table-row table:style-name="ro4">
          <table:table-cell table:style-name="ce2" office:value-type="string" calcext:value-type="string">
            <text:p>E_W_ROUTINEs_32K_ver_1.3.s19</text:p>
          </table:table-cell>
          <table:table-cell table:style-name="ce2" office:value-type="string" calcext:value-type="string">
            <text:p>STM8AF/S 16..32kB BL v1.3</text:p>
          </table:table-cell>
          <table:table-cell table:style-name="ce6" office:value-type="string" calcext:value-type="string">
            <text:p>STM8S105K6_bootloader_v1.3.hex</text:p>
          </table:table-cell>
          <table:table-cell table:style-name="ce16" office:value-type="string" calcext:value-type="string">
            <text:p><text:a xlink:href="https://github.com/roybaer/sduino_uno" xlink:type="simple">Sduino Uno</text:a></text:p>
          </table:table-cell>
          <table:table-cell table:style-name="ce24" office:value-type="string" calcext:value-type="string">
            <text:p>Mass erase: pass</text:p>
            <text:p/>
            <text:p><text:span text:style-name="T4">Sector erase (0x9000 &amp; 0xE000): pass (after bugfix)</text:span></text:p>
            <text:p/>
            <text:p><text:span text:style-name="T4">Write (32kB with 0x55): pass (after bugfix)</text:span></text:p>
          </table:table-cell>
          <table:table-cell table:style-name="ce20" office:value-type="string" calcext:value-type="string">
            <text:p>test with E_W_ROUTINEs_32K_ver_1.3.s19 passed (mass erase, sector erase and write) --&gt; stm8gal working properly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_W_ROUTINEs_32K_ver_1.4.s19</text:p>
          </table:table-cell>
          <table:table-cell table:style-name="ce2" office:value-type="string" calcext:value-type="string">
            <text:p>STM8AF/S 16..32kB BL v1.4</text:p>
          </table:table-cell>
          <table:table-cell table:style-name="ce15"/>
          <table:table-cell table:style-name="ce15" office:value-type="string" calcext:value-type="string">
            <text:p>ordered new <text:a xlink:href="https://www.st.com/en/evaluation-tools/stm8s-discovery.html" xlink:type="simple">STM8S Discovery</text:a> board</text:p>
          </table:table-cell>
          <table:table-cell table:style-name="ce15" office:value-type="string" calcext:value-type="string">
            <text:p><text:span text:style-name="T2">available, untested</text:span></text:p>
            <text:p><text:span text:style-name="T2">Board with (hopefully) BL v1.4 ordered</text:span></text:p>
          </table:table-cell>
          <table:table-cell table:style-name="ce2"/>
          <table:table-cell table:number-columns-repeated="58"/>
        </table:table-row>
        <table:table-row table:style-name="ro3"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M8L 16..32kB BL v1.2</text:p>
          </table:table-cell>
          <table:table-cell table:style-name="ce6" office:value-type="string" calcext:value-type="string">
            <text:p>STM8AL3L68_bootloader_v1.2.hex</text:p>
            <text:p><text:span text:style-name="T2">STM8L152C6_bootloader_v1.2.hex</text:span></text:p>
          </table:table-cell>
          <table:table-cell table:style-name="ce16" office:value-type="string" calcext:value-type="string">
            <text:p><text:a xlink:href="https://www.st.com/en/evaluation-tools/stm8a-discovery.html" xlink:type="simple">STM8A Discovery Board (2)</text:a></text:p>
            <text:p><text:a xlink:href="https://www.st.com/en/evaluation-tools/stm8l-discovery.html#overview" xlink:type="simple">STM8L Discovery Board</text:a></text:p>
          </table:table-cell>
          <table:table-cell table:style-name="ce20" office:value-type="string" calcext:value-type="string">
            <text:p>not required, as STM8L/AL don’t require RAM code</text:p>
          </table:table-cell>
          <table:table-cell table:style-name="ce2" office:value-type="string" calcext:value-type="string">
            <text:p><text:span text:style-name="T2">S19 by STM is empty (0B)</text:span></text:p>
            <text:p><text:span text:style-name="T2">(STM8L/AL don’t require RAM code, already stored in ROM)</text:span></text:p>
          </table:table-cell>
          <table:table-cell table:number-columns-repeated="58"/>
        </table:table-row>
        <table:table-row table:style-name="ro6">
          <table:table-cell table:style-name="ce2" office:value-type="string" calcext:value-type="string">
            <text:p>E_W_ROUTINEs_8K_verL_1.0.s19</text:p>
          </table:table-cell>
          <table:table-cell table:style-name="ce2" office:value-type="string" calcext:value-type="string">
            <text:p>STM8L 8kB BL v1.0</text:p>
          </table:table-cell>
          <table:table-cell table:style-name="ce15"/>
          <table:table-cell table:style-name="ce15" office:value-type="string" calcext:value-type="string">
            <text:p>- ordered new <text:a xlink:href="https://www.st.com/content/st_com/en/products/evaluation-tools/product-evaluation-tools/mcu-mpu-eval-tools/stm8-mcu-eval-tools/stm8-mcu-eval-boards/stm8-so8-disco.html" xlink:type="simple">STM8-SO8-DISCO</text:a> board</text:p>
            <text:p>(STM8L050J3 + 2 devices w/o BSL)</text:p>
          </table:table-cell>
          <table:table-cell table:style-name="ce2" office:value-type="string" calcext:value-type="string">
            <text:p><text:span text:style-name="T2">No need to test, as only 1B at correct address</text:span></text:p>
            <text:p><text:span text:style-name="T2">Anyway, board ordered for curiosity</text:span></text:p>
          </table:table-cell>
          <table:table-cell table:style-name="ce20" office:value-type="string" calcext:value-type="string">
            <text:p><text:span text:style-name="T2">S19 by STM contains only 1B</text:span></text:p>
            <text:p><text:span text:style-name="T2">see UM560: “this is just patch for internally stored RAM routine: load of one byte 0xB2 to address 0x01EA”</text:span></text:p>
          </table:table-cell>
          <table:table-cell table:number-columns-repeated="58"/>
        </table:table-row>
        <table:table-row table:style-name="ro7" table:number-rows-repeated="1048560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39:47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1T14:30:12.960613818</meta:creation-date>
    <meta:generator>LibreOffice/7.0.0.3$Windows_X86_64 LibreOffice_project/8061b3e9204bef6b321a21033174034a5e2ea88e</meta:generator>
    <meta:editing-cycles>0</meta:editing-cycles>
    <meta:editing-duration>P0D</meta:editing-duration>
    <meta:document-statistic meta:table-count="1" meta:cell-count="62" meta:object-count="0"/>
  </office:meta>
</office:document-meta>
</file>